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almost twenty years of experience in the software industry. I am a senior developer specialized in web applications and distributed systems. I developed web sites, classic request/response applications, rich applications with heavy UX and components, backend services, infrastructure services like queues and caches, business intelligence and data processing applications, biometrics system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and frameworks in PHP, Java, Scala, Kotlin and NodeJS. Some problems I have solved are user and API authentication (SAML, OIDC), session management, transactions, data access, free text search, distributed services interoperability, static resources management and compression (JavaScript, CSS, images, videos, etc.), multi-language support, geolocalization, data clustering and processing, content storage, application and information security, third party services integration, biometric hardware integration, resiliency and scalability, among others.</text:p>
      <text:p text:style-name="Text_20_body">Regarding frontend development, I think software design and architecture is more important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Vue 2/3, charts.js, jQuery, underscore.js, backbone, jqueryUI, and lessCSS.</text:p>
      <text:p text:style-name="Text_20_body">I think team work and a quality-oriented development process is the key to build good products. I usually build solutions based on well-know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 and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government-of-the-province-of-buenos-aires-2020---2023"/>Government of the Province of Buenos Aires (2020 - 2023)<text:bookmark-end text:name="government-of-the-province-of-buenos-aires-2020---2023"/></text:h>
      <text:p text:style-name="First_20_paragraph">Since 2020 I worked as a part time consultant for the Ministry of Justice. I was hired to build a biometrics system to identify subjects in the Buenos Aires Penitentiary Service. I built an <text:a xlink:type="simple" xlink:href="https://en.wikipedia.org/wiki/Automated_fingerprint_identification" office:name=""><text:span text:style-name="Definition">AFIS system</text:span></text:a> to enroll and identify people in penitenciaries. The system consisted on a web application that allows users to enroll and to search for subjects; a public API to interoperate with another systems; and a standalone, multi-platform service to manage fingerprint readers devices. There are several challenges building an AFIS, but I can mention the multi-platform support; the use of standard protocols and formats to interoperate between different biometrics systems; the information architecture to securely store biometric information; the abstraction layer to support multiple hardware using a common interface; asynchronous and distributed fingerprint search.</text:p>
      <text:p text:style-name="Text_20_body">The web application backend was built using Kotlin, Spring Boot, Postgres, open source biometrics libraries like <text:a xlink:type="simple" xlink:href="https://sourceafis.machinezoo.com/" office:name=""><text:span text:style-name="Definition">SourceAFIS</text:span></text:a>, RabbitMQ, MinIO, among others. The frontend was built using Vue3 and TypeScript, Jest for testing, and Storybook to document the components library. I also worked with propietary hardware drivers, and I did the research to define which devices were feasible for this project.</text:p>
      <text:p text:style-name="Text_20_body"><text:span text:style-name="T1">Technologies: Kotlin, TypeScript, Vue3; libraries like Spring Boot, Exposed; data sources like Postgres and Redis; other services like RabbitMQ and systemd (linux).</text:span></text:p>
      <text:h text:style-name="Heading_20_3" text:outline-level="3"><text:bookmark-start text:name="scv---wirewheel-2019---2023"/>SCV - WireWheel (2019 - 2023)<text:bookmark-end text:name="scv---wirewheel-2019---2023"/></text:h>
      <text:p text:style-name="First_20_paragraph">WireWheel is a USA east-cost based company that sells privacy-related products for other companies. For instance, software to manage users data access requests, and cookie-based consent management. The first two years I worked as developer in one of their main products, and since Feb 2022 I’m leading the development of a new product for consent management.</text:p>
      <text:p text:style-name="Text_20_body">As tech lead I have two kind of responsibilities: operational and technical. Some of the operational responsibilities include giving technical support to the development team; ensuring some predictability in the team velocity; ensuring the delivery quality; working with the product team to plan ahead for short and mid term; organizing the release process; taking interviews for new hirings; and monitoring production.</text:p>
      <text:p text:style-name="Text_20_body">As part of technical responsibilities I can mention designing solutions with the team; doing all configuration management related tasks like dockerizing and automating CI to make the dev experience easier; defining and implementing quality policies for the development process like code coverage thresholds and static code analysis; defining the tech stack with the VP of technology; implementing complex integrations like the contention system to provide high availability in public APIs; and implementing the tools to support the QA team with automation.</text:p>
      <text:p text:style-name="Text_20_body">As we work with PII (Personal Identifiable Information), I’m also responsible for the application-level security. I work with the devops team to design the security schema for services. I’m also in charge of analyzing the penetration tests results to resolve the security issues reported by the auditing team.</text:p>
      <text:p text:style-name="Text_20_body"><text:span text:style-name="T1">Technologies: NodeJS with TypeScript; frameworks like Fastify for the web server and Awilix for dependency injection; data bases like Cassandra, Postgres and Snowflake; AWS services like S3, SQS, SSM, SNS, y ECS.</text:span></text:p>
      <text:h text:style-name="Heading_20_3" text:outline-level="3"><text:bookmark-start text:name="despegar.com-2015---2019"/>Despegar.com (2015 - 2019)<text:bookmark-end text:name="despegar.com-2015---2019"/></text:h>
      <text:p text:style-name="First_20_paragraph">Despegar.com is an online travel agency. I work in backend programming developing microservices.</text:p>
      <text:p text:style-name="Text_20_body">The first two years I worked in the flight selling team.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I worked in the flights post-sales team building the automated systems to detect involuntary flight changes. My main job was the integration with flight providers like Sabre, Amadeus, Worldspan, American Airlines, etc. Some challanges were the async processing of involuntary changes (flight providers notify involuntary changes asynchronously); error handling across multiple microservices to provide feedback to the final user; data analysis to detect inconsistencies in the providers; generating abstractions to support multiple flight providers; build the services to support the high throughput from both users and flight providers while honoring the high availability policy; design testing tools since some flight providers do not have testing environments; and rewrite/refactor several applications to migrate them to the microservices architecture.</text:p>
      <text:p text:style-name="Text_20_body">We were a team of six persons, and we worked together with the product team.</text:p>
      <text:p text:style-name="Text_20_body"><text:span text:style-name="T1">Technologies: GIT, Maven, Spring MVC, Java Spark Web, Play Framework, Scalatra, Finagle, Cassandra, RabbitMQ, SBT, Java, Scala, Kotlin.</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1">Technologie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1">Technologie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1">Technologie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1">Technologies: SourceSafe, Perl, HTML, CSS, JavaScript</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1">Technologie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1">Technologies: PHP, HTML, CSS, JavaScript, Visual Basic, MS Access, Symfony 1.0</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tehanu"/>Tehanu<text:bookmark-end text:name="tehanu"/></text:h>
      <text:p text:style-name="First_20_paragraph"><text:a xlink:type="simple" xlink:href="https://gitlab.com/rlyehlab/tehanu" office:name=""><text:span text:style-name="Definition">Tehanu</text:span></text:a>, a library to build bots over different messaging services.</text:p>
      <text:h text:style-name="Heading_20_4" text:outline-level="4"><text:bookmark-start text:name="domino"/>Domino<text:bookmark-end text:name="domino"/></text:h>
      <text:p text:style-name="First_20_paragraph"><text:a xlink:type="simple" xlink:href="https://gitlab.com/rlyehlab/domino" office:name=""><text:span text:style-name="Definition">Domino</text:span></text:a>, a crowd-managed financial system we use in several Free Software organizations.</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a library to create local search indexes using Lucene. It supports multi-language indexe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a library to emit bills using the AFIP web services. It also supports certificate management.</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3">
        <text:list-item>
          <text:p text:style-name="P3"><text:a xlink:type="simple" xlink:href="https://github.com/seykron/ogov-importer" office:name=""><text:span text:style-name="Definition">Github Repository</text:span></text:a></text:p>
        </text:list-item>
      </text:list>
      <text:p text:style-name="First_20_paragraph"><text:span text:style-name="T1">Technologies: Grunt, JavaScript (NodeJS), </text:span><text:a xlink:type="simple" xlink:href="https://github.com/cheeriojs/cheerio" office:name=""><text:span text:style-name="Definition"><text:span text:style-name="T1">Cheerio</text:span></text:span></text:a></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4">
        <text:list-item>
          <text:p text:style-name="P4"><text:a xlink:type="simple" xlink:href="https://github.com/seykron/irc-client-api" office:name=""><text:span text:style-name="Definition">Github Repository</text:span></text:a></text:p>
        </text:list-item>
      </text:list>
      <text:p text:style-name="First_20_paragraph"><text:span text:style-name="T1">Technologies: Grunt, JavaScript (NodeJS), WebSockets</text:span></text:p>
      <text:p text:style-name="Horizontal_20_Line"/>
      <text:h text:style-name="Heading_20_2" text:outline-level="2"><text:bookmark-start text:name="formal-education"/>Formal Education<text:bookmark-end text:name="formal-education"/></text:h>
      <text:list text:style-name="L5">
        <text:list-item>
          <text:p text:style-name="P5">National University of San Martín (ongoing) - <text:span text:style-name="T1">Social and Cultural Anthropology</text:span></text:p>
        </text:list-item>
        <text:list-item>
          <text:p text:style-name="P5">E.N.E.T N°17 D.E. 20 (2001 - 2006) - <text:span text:style-name="T1">Electronic Technician</text:span></text:p>
        </text:list-item>
        <text:list-item>
          <text:p text:style-name="P5">Alfonsina Storni (Primary School)</text:p>
        </text:list-item>
      </text:list>
      <text:p text:style-name="Horizontal_20_Line"/>
      <text:h text:style-name="Heading_20_2" text:outline-level="2"><text:bookmark-start text:name="books"/>Books<text:bookmark-end text:name="books"/></text:h>
      <text:p text:style-name="First_20_paragraph">The following selection are books that I consider an essential part of my knowledge base. Some of them are like manuals, I always get back to them whenever I need to take educated decisions.</text:p>
      <text:list text:style-name="L6">
        <text:list-item>
          <text:p text:style-name="P6">Martin Fowler, <text:span text:style-name="T1">Patterns of Enterprise Application Architecture</text:span>, 2002.</text:p>
        </text:list-item>
        <text:list-item>
          <text:p text:style-name="P6">“The Gang of Four”, <text:span text:style-name="T1">Design Patterns: Elements of Reusable Object-Oriented Software</text:span>, Addison-Wesley, 1994.</text:p>
        </text:list-item>
        <text:list-item>
          <text:p text:style-name="P6">Robert Martin, <text:span text:style-name="T1">Clean Architecture: A Craftsman’s Guide to Software Structure and Design</text:span>, 2017.</text:p>
        </text:list-item>
        <text:list-item>
          <text:p text:style-name="P6">Robert Martin, <text:span text:style-name="T1">Clean Code: A Handbook of Agile Software Craftsmanship</text:span>, Pearson, 2008.</text:p>
        </text:list-item>
        <text:list-item>
          <text:p text:style-name="P6">Steve McConnell, <text:span text:style-name="T1">Code Complete: A Practical Handbook of Software Construction</text:span>, Microsoft Press, 2004.</text:p>
        </text:list-item>
        <text:list-item>
          <text:p text:style-name="P6">Mary and Tom Poppendieck, <text:span text:style-name="T1">Implementing Lean Software Development: From Concept to Cash</text:span>, Addison-Wesley, 2006.</text:p>
        </text:list-item>
        <text:list-item>
          <text:p text:style-name="P6">Mary and Tom Poppendieck, <text:span text:style-name="T1">Leading Lean Software Development: Results Are Not the Point</text:span>, Addison-Wesley, 2009.</text:p>
        </text:list-item>
        <text:list-item>
          <text:p text:style-name="P6">M. van Steen and A.S. Tanenbaum, <text:span text:style-name="T1">Distributed Systems</text:span>, distributed-systems.net, 2017.</text:p>
        </text:list-item>
        <text:list-item>
          <text:p text:style-name="P6">A. Silberschatz, P. B. Galvin, G. Gagne, <text:span text:style-name="T1">Operating System Concepts 10th edition</text:span>, Wiley, 2021.</text:p>
        </text:list-item>
        <text:list-item>
          <text:p text:style-name="P6">Daniel Bovet (Author), Marco Cesati, <text:span text:style-name="T1">Understanding the Linux Kernel 3rd edition</text:span>, O’Reilly Media, 2010.</text:p>
        </text:list-item>
        <text:list-item>
          <text:p text:style-name="P6">Robert Love, <text:span text:style-name="T1">Linux Kernel Development 3rd edition</text:span>, Addison-Wesley Professional, 2010.</text:p>
        </text:list-item>
      </text:list>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4-01-05T20:00:54Z</meta:creation-date>
    <dc:date>2024-01-05T20:00:54Z</dc:date>
    <meta:user-defined meta:name="job" meta:value-type="string">Software Engineer</meta:user-defined>
    <meta:user-defined meta:name="messages" meta:value-type="string"/>
  </office:meta>
</office:document-meta>
</file>